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57c7" officeooo:paragraph-rsid="001c57c7"/>
    </style:style>
    <style:style style:name="P2" style:family="paragraph" style:parent-style-name="Text_20_body">
      <style:paragraph-properties fo:text-align="start" style:justify-single-word="false"/>
      <style:text-properties officeooo:rsid="001c57c7" officeooo:paragraph-rsid="001c57c7"/>
    </style:style>
    <style:style style:name="P3" style:family="paragraph" style:parent-style-name="Text_20_body">
      <style:paragraph-properties fo:text-align="start" style:justify-single-word="false"/>
      <style:text-properties officeooo:rsid="001df3eb" officeooo:paragraph-rsid="001df3eb"/>
    </style:style>
    <style:style style:name="P4" style:family="paragraph" style:parent-style-name="Text_20_body">
      <style:paragraph-properties fo:text-align="start" style:justify-single-word="false"/>
      <style:text-properties officeooo:rsid="001df3eb" officeooo:paragraph-rsid="001e64a0"/>
    </style:style>
    <style:style style:name="P5" style:family="paragraph" style:parent-style-name="Text_20_body">
      <style:paragraph-properties fo:text-align="start" style:justify-single-word="false"/>
      <style:text-properties officeooo:rsid="001f8899" officeooo:paragraph-rsid="001f8899"/>
    </style:style>
    <style:style style:name="P6" style:family="paragraph" style:parent-style-name="Title">
      <style:paragraph-properties fo:text-align="start" style:justify-single-word="false"/>
      <style:text-properties fo:language="en" fo:country="US" officeooo:rsid="001c57c7" officeooo:paragraph-rsid="001c57c7"/>
    </style:style>
    <style:style style:name="P7" style:family="paragraph" style:parent-style-name="Header">
      <style:text-properties officeooo:rsid="001c57c7" officeooo:paragraph-rsid="001c57c7"/>
    </style:style>
    <style:style style:name="T1" style:family="text">
      <style:text-properties officeooo:rsid="001e64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sers Stor<text:span text:style-name="T1">ies</text:span> </text:p>
      <text:p text:style-name="P2"/>
      <text:p text:style-name="P4">En tant qu'administrateur de la base de données, je souhaites pouvoir charger des fichiers sur mon serveur HDFS, afin de pouvoir les stocker <text:span text:style-name="T1">des données massive. </text:span></text:p>
      <text:p text:style-name="P4"/>
      <text:p text:style-name="P4"/>
      <text:p text:style-name="P2"/>
      <text:p text:style-name="P3">En tant qu'utilisateur du système, je souhaites pouvoir générer des statistiques à partir d'une base de données afin de faire des études de cas. </text:p>
      <text:p text:style-name="P3"/>
      <text:p text:style-name="P5">En tant qu'utilisateur du système, je souhaites pouvoir générer des requêtes automatiquement sur le serveur afin de générer mes statistiques plus facilement. </text:p>
      <text:p text:style-name="P3"/>
      <text:p text:style-name="P5">En tant qu'utilisateur du système, je souhaites un environnement modulable </text:p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57c7" officeooo:paragraph-rsid="001c57c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jet Big Data 9 Décembre 201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lle Gerin-Roze</meta:initial-creator>
    <meta:creation-date>2014-12-09T22:27:30.273014540</meta:creation-date>
    <dc:date>2014-12-09T23:19:47.398577873</dc:date>
    <dc:creator>Camille Gerin-Roze</dc:creator>
    <meta:editing-duration>PT6M46S</meta:editing-duration>
    <meta:editing-cycles>1</meta:editing-cycles>
    <meta:document-statistic meta:table-count="0" meta:image-count="0" meta:object-count="0" meta:page-count="1" meta:paragraph-count="6" meta:word-count="90" meta:character-count="585" meta:non-whitespace-character-count="496"/>
    <meta:generator>LibreOffice/4.1.6.2$Linux_X86_64 LibreOffice_project/40ff705089295be5be0aae9b15123f687c05b0a</meta:generator>
  </office:meta>
</office:document-meta>
</file>